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fe7e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6b6b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0.508cm" svg:height="0.508cm" svg:x="2.921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51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3.55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508cm" svg:height="0.508cm" svg:x="4.191cm" svg:y="2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3.556cm" svg:y="2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2.921cm" svg:y="2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2.286cm" svg:y="2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51cm" svg:y="2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2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2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191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21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2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1.651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191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21cm" svg:y="1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2.286cm" svg:y="1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1.651cm" svg:y="1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.016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191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508cm" svg:x="2.921cm" svg:y="1.0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1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.651cm" svg:y="1.0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.016cm" svg:y="1.0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1.0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19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508cm" svg:x="2.92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5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191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21cm" svg:y="4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4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51cm" svg:y="4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4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381cm" svg:y="4.19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508cm" svg:height="0.508cm" svg:x="4.191cm" svg:y="4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4.191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 Eisele</meta:initial-creator>
    <meta:creation-date>2012-01-25T07:07:25</meta:creation-date>
    <dc:date>2012-01-25T07:12:26</dc:date>
    <dc:creator>Fred Eisele</dc:creator>
    <meta:editing-duration>PT5M1S</meta:editing-duration>
    <meta:editing-cycles>2</meta:editing-cycles>
    <meta:generator>LibreOffice/3.4$Unix LibreOffice_project/340m1$Build-402</meta:generator>
    <meta:document-statistic meta:object-count="49"/>
  </office:meta>
</office:document-meta>
</file>